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GB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GB" fo:font-style="normal" style:text-underline-style="none" fo:font-weight="bold" officeooo:rsid="00171c08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fo:language="en" fo:country="GB" style:text-underline-style="none" style:text-blinking="false" fo:background-color="transparent"/>
    </style:style>
    <style:style style:name="P4" style:family="paragraph" style:parent-style-name="Text_20_body">
      <style:text-properties fo:language="en" fo:country="GB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GB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GB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GB" style:text-underline-style="solid" style:text-underline-width="auto" style:text-und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160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5f5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728c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7ca61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71c08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e17d2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3a886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564f0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1728cf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2564f0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23a886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1e17d2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fo:font-weight="bold" officeooo:rsid="00171c08" style:text-blinking="false" fo:background-color="transparent" loext:char-shading-value="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rial" fo:font-size="11pt" fo:font-style="normal" fo:font-weight="bold" style:font-weight-asian="bold" style:font-weight-complex="bold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style:font-name="Arial" fo:font-size="11pt" fo:font-style="normal" fo:font-weight="normal" officeooo:rsid="0014b357"/>
    </style:style>
    <style:style style:name="T21" style:family="text">
      <style:text-properties style:font-name="Arial" fo:font-size="11pt" fo:font-style="normal" fo:font-weight="normal" officeooo:rsid="00239925"/>
    </style:style>
    <style:style style:name="T22" style:family="text">
      <style:text-properties style:font-name="Arial" fo:font-size="11pt" fo:font-style="normal" fo:font-weight="normal" officeooo:rsid="0023a886"/>
    </style:style>
    <style:style style:name="T23" style:family="text">
      <style:text-properties style:font-name="Arial" fo:font-size="11pt" fo:font-style="normal" fo:font-weight="normal" officeooo:rsid="0026d690"/>
    </style:style>
    <style:style style:name="T24" style:family="text">
      <style:text-properties style:font-name="Arial" fo:font-size="11pt" fo:font-style="normal" fo:font-weight="normal" officeooo:rsid="0033c3aa"/>
    </style:style>
    <style:style style:name="T25" style:family="text">
      <style:text-properties officeooo:rsid="0022f1bb"/>
    </style:style>
    <style:style style:name="T26" style:family="text">
      <style:text-properties officeooo:rsid="00239925"/>
    </style:style>
    <style:style style:name="T27" style:family="text">
      <style:text-properties officeooo:rsid="0023a886"/>
    </style:style>
    <style:style style:name="T28" style:family="text">
      <style:text-properties officeooo:rsid="0026d690"/>
    </style:style>
    <style:style style:name="T29" style:family="text">
      <style:text-properties officeooo:rsid="00284c51"/>
    </style:style>
    <style:style style:name="T30" style:family="text">
      <style:text-properties officeooo:rsid="0029cbd0"/>
    </style:style>
    <style:style style:name="T31" style:family="text">
      <style:text-properties officeooo:rsid="002cc659"/>
    </style:style>
    <style:style style:name="T32" style:family="text">
      <style:text-properties officeooo:rsid="002d0fd0"/>
    </style:style>
    <style:style style:name="T33" style:family="text">
      <style:text-properties officeooo:rsid="002d63fe"/>
    </style:style>
    <style:style style:name="T34" style:family="text">
      <style:text-properties officeooo:rsid="002f01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b370711e-7fff-770a-6667-23a65c9ff011"/><text:span text:style-name="T12">My</text:span><text:span text:style-name="T11"> </text:span><text:span text:style-name="T13">G</text:span><text:span text:style-name="T11">ame-</text:span><text:span text:style-name="T13">E</text:span><text:span text:style-name="T11">ngineering </text:span><text:span text:style-name="T14">modules</text:span><text:span text:style-name="T11"> </text:span><text:span text:style-name="T15">at </text:span><text:span text:style-name="T16">Hochschule Kempten</text:span></text:p>
      <text:p text:style-name="P2"/>
      <text:p text:style-name="P3"><text:span text:style-name="T18">term 1:</text:span><text:span text:style-name="T19"> </text:span><text:span text:style-name="T22">l</text:span><text:span text:style-name="T19">inear Algebra, It-</text:span><text:span text:style-name="T24">s</text:span><text:span text:style-name="T19">ystems, </text:span><text:span text:style-name="T23">c</text:span><text:span text:style-name="T19">omputer </text:span><text:span text:style-name="T23">s</text:span><text:span text:style-name="T19">cience </text:span><text:span text:style-name="T23">i</text:span><text:span text:style-name="T19">ntroduction, 3D </text:span><text:span text:style-name="T23">m</text:span><text:span text:style-name="T19">odell</text:span><text:span text:style-name="T20">i</text:span><text:span text:style-name="T19">ng and </text:span><text:span text:style-name="T23">a</text:span><text:span text:style-name="T19">nimation </text:span><text:span text:style-name="T21">(Blender)</text:span><text:span text:style-name="T19">, </text:span><text:span text:style-name="T23">p</text:span><text:span text:style-name="T19">rogramming 1</text:span></text:p>
      <text:p text:style-name="P1"/>
      <text:p text:style-name="P1"><text:span text:style-name="T17">term 2:</text:span> <text:span text:style-name="T28">a</text:span>nalysis, <text:span text:style-name="T28">c</text:span>omputer <text:span text:style-name="T28">s</text:span>cience <text:span text:style-name="T28">t</text:span>heory, <text:span text:style-name="T28">g</text:span>ame <text:span text:style-name="T28">d</text:span>esign, <text:span text:style-name="T27">d</text:span>rawing <text:span text:style-name="T26">and design</text:span>, <text:span text:style-name="T28">p</text:span>rogramming 2, <text:span text:style-name="T29">a</text:span>lgorithms and data structures</text:p>
      <text:p text:style-name="P4"/>
      <text:p text:style-name="P1"><text:span text:style-name="T17">term 3:</text:span> <text:span text:style-name="T25">d</text:span>atabases, GE-Lab (<text:span text:style-name="T25">g</text:span>ame <text:span text:style-name="T25">p</text:span>roject), <text:span text:style-name="T25">g</text:span>ame <text:span text:style-name="T25">e</text:span>ngineering, <text:span text:style-name="T25">c</text:span>omputer <text:span text:style-name="T25">g</text:span>raphics, <text:span text:style-name="T30">s</text:span>oftware <text:span text:style-name="T30">e</text:span>ngineering, <text:span text:style-name="T30">o</text:span>perating <text:span text:style-name="T30">s</text:span>ystems</text:p>
      <text:p text:style-name="P4"/>
      <text:p text:style-name="P1"><text:span text:style-name="T17">term 4:</text:span> <text:span text:style-name="T25">p</text:span>robability theory, <text:span text:style-name="T25">d</text:span>iscrete mathematics, <text:span text:style-name="T25">h</text:span>uman-<text:span text:style-name="T25">c</text:span>omputer <text:span text:style-name="T25">i</text:span>nteraction, 3D <text:span text:style-name="T25">a</text:span>nimation, <text:span text:style-name="T25">d</text:span>istributed <text:span text:style-name="T25">c</text:span>omputing, IT-<text:span text:style-name="T25">p</text:span>roject <text:span text:style-name="T25">m</text:span>anagement,</text:p>
      <text:p text:style-name="P4"/>
      <text:p text:style-name="P1"><text:span text:style-name="T17">term 5:</text:span> <text:span text:style-name="T25">i</text:span>nternship, <text:span text:style-name="T25">p</text:span>ractical <text:span text:style-name="T25">t</text:span>erm</text:p>
      <text:p text:style-name="P4"/>
      <text:p text:style-name="P5"><text:span text:style-name="T4">term 6, 7:</text:span><text:span text:style-name="T1"> elective subjects, seminar paper, bachelor project, bachelor thesis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2">Source: </text:span><text:a xlink:type="simple" xlink:href="https://www.hs-kempten.de/fileadmin/Fakultaet/IF/Stg/ba/Game_Engineering/WS2122_GE_Modulhandbuch.pdf" text:style-name="Internet_20_link" text:visited-style-name="Visited_20_Internet_20_Link">https://www.hs-kempten.de/fileadmin/Fakultaet/IF/Stg/ba/Game_Engineering/WS2122_GE_Modulhandbuch.pdf</text:a><text:span text:style-name="T1"> </text:span><text:span text:style-name="T2">(</text:span><text:span text:style-name="T3">g</text:span><text:span text:style-name="T2">raphic on </text:span><text:span text:style-name="T3">p</text:span><text:span text:style-name="T2">age 5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00:23:13.008000000</meta:creation-date>
    <dc:date>2022-04-02T09:53:12.875000000</dc:date>
    <meta:editing-duration>PT14M49S</meta:editing-duration>
    <meta:editing-cycles>2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8" meta:word-count="88" meta:character-count="783" meta:non-whitespace-character-count="703"/>
  </office:meta>
</office:document-meta>
</file>